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6.61mm"/>
    </style:style>
    <style:style style:name="co5" style:family="table-column">
      <style:table-column-properties fo:break-before="auto" style:column-width="6.35mm"/>
    </style:style>
    <style:style style:name="co6" style:family="table-column">
      <style:table-column-properties fo:break-before="auto" style:column-width="4.97mm"/>
    </style:style>
    <style:style style:name="co7" style:family="table-column">
      <style:table-column-properties fo:break-before="auto" style:column-width="10.42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685"/>
    </style:style>
    <style:style style:name="ce2" style:family="table-cell" style:parent-style-name="Default">
      <style:table-cell-properties fo:background-color="#fdc578"/>
    </style:style>
    <style:style style:name="ce3" style:family="table-cell" style:parent-style-name="Default">
      <style:table-cell-properties fo:background-color="#f9a870"/>
    </style:style>
    <style:style style:name="ce4" style:family="table-cell" style:parent-style-name="Default">
      <style:table-cell-properties fo:background-color="#f68e76"/>
    </style:style>
    <style:style style:name="ce5" style:family="table-cell" style:parent-style-name="Default">
      <style:table-cell-properties fo:background-color="#c7a0cb"/>
    </style:style>
    <style:style style:name="ce6" style:family="table-cell" style:parent-style-name="Default">
      <style:table-cell-properties fo:background-color="#7da7d8"/>
    </style:style>
    <style:style style:name="ce7" style:family="table-cell" style:parent-style-name="Default">
      <style:table-cell-properties fo:background-color="#87d1d1"/>
    </style:style>
    <style:style style:name="ce8" style:family="table-cell" style:parent-style-name="Default">
      <style:table-cell-properties fo:background-color="#c2e0a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solid" draw:fill-color="#fff685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685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Fs_charts" table:style-name="ta1">
        <table:shapes>
          <draw:frame draw:z-index="0" draw:style-name="gr1" draw:text-style-name="P1" svg:width="282.71mm" svg:height="90.02mm" svg:x="0mm" svg:y="136.67mm">
            <draw:object draw:notify-on-update-of-ranges="HFs_charts.A2:HFs_charts.AEE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80.84mm" svg:height="90.02mm" svg:x="1.25mm" svg:y="232.11mm">
            <draw:object draw:notify-on-update-of-ranges="HFs_charts.A3:HFs_charts.AEE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82.64mm" svg:height="89.99mm" svg:x="1.63mm" svg:y="328.24mm">
            <draw:object draw:notify-on-update-of-ranges="HFs_charts.A4:HFs_charts.AEE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279.58mm" svg:height="90.02mm" svg:x="0.94mm" svg:y="424.78mm">
            <draw:object draw:notify-on-update-of-ranges="HFs_charts.A5:HFs_charts.AEE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281.78mm" svg:height="90.01mm" svg:x="0.62mm" svg:y="522.93mm">
            <draw:object draw:notify-on-update-of-ranges="HFs_charts.A6:HFs_charts.AEE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280.22mm" svg:height="90.01mm" svg:x="1.56mm" svg:y="618.37mm">
            <draw:object draw:notify-on-update-of-ranges="HFs_charts.A7:HFs_charts.AEE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281.78mm" svg:height="90.01mm" svg:x="0.94mm" svg:y="713.2mm">
            <draw:object draw:notify-on-update-of-ranges="HFs_charts.A8:HFs_charts.AEE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2" draw:text-style-name="P2" svg:width="283.95mm" svg:height="90.01mm" svg:x="0.01mm" svg:y="41.85mm">
            <draw:object draw:notify-on-update-of-ranges="HFs_charts.A1:HFs_charts.AEE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5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2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number-columns-repeated="3" table:default-cell-style-name="Default"/>
        <table:table-column table:style-name="co1" table:number-columns-repeated="10" table:default-cell-style-name="Default"/>
        <table:table-column table:style-name="co3" table:number-columns-repeated="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1" table:number-columns-repeated="7" table:default-cell-style-name="Default"/>
        <table:table-column table:style-name="co6" table:number-columns-repeated="2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number-columns-repeated="2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number-columns-repeated="4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number-columns-repeated="3" table:default-cell-style-name="Default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4" table:number-columns-repeated="3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4" table:number-columns-repeated="3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6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55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45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6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1" table:number-columns-repeated="45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8083" calcext:value-type="float">
            <text:p>8083</text:p>
          </table:table-cell>
          <table:table-cell table:number-columns-repeated="809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float" office:value="1298" calcext:value-type="float">
            <text:p>1298</text:p>
          </table:table-cell>
          <table:table-cell table:style-name="ce2" office:value-type="float" office:value="1434" calcext:value-type="float">
            <text:p>1434</text:p>
          </table:table-cell>
          <table:table-cell table:style-name="ce2" office:value-type="float" office:value="1262" calcext:value-type="float">
            <text:p>1262</text:p>
          </table:table-cell>
          <table:table-cell table:style-name="ce2" office:value-type="float" office:value="953" calcext:value-type="float">
            <text:p>953</text:p>
          </table:table-cell>
          <table:table-cell table:style-name="ce2" office:value-type="float" office:value="704" calcext:value-type="float">
            <text:p>704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94"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31" calcext:value-type="float">
            <text:p>3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37" calcext:value-type="float">
            <text:p>3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29" calcext:value-type="float">
            <text:p>2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6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564" calcext:value-type="float">
            <text:p>564</text:p>
          </table:table-cell>
          <table:table-cell table:style-name="ce4" office:value-type="float" office:value="797" calcext:value-type="float">
            <text:p>797</text:p>
          </table:table-cell>
          <table:table-cell table:style-name="ce4" office:value-type="float" office:value="1105" calcext:value-type="float">
            <text:p>1105</text:p>
          </table:table-cell>
          <table:table-cell table:style-name="ce4" office:value-type="float" office:value="1186" calcext:value-type="float">
            <text:p>1186</text:p>
          </table:table-cell>
          <table:table-cell table:style-name="ce4" office:value-type="float" office:value="1114" calcext:value-type="float">
            <text:p>1114</text:p>
          </table:table-cell>
          <table:table-cell table:style-name="ce4" office:value-type="float" office:value="1013" calcext:value-type="float">
            <text:p>1013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93"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8" calcext:value-type="float">
            <text:p>18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17" calcext:value-type="float">
            <text:p>1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number-columns-repeated="3" table:style-name="ce6" office:value-type="float" office:value="12" calcext:value-type="float">
            <text:p>1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3" calcext:value-type="float">
            <text:p>1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4"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3" table:style-name="ce6" office:value-type="float" office:value="11" calcext:value-type="float">
            <text:p>1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13" calcext:value-type="float">
            <text:p>1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" calcext:value-type="float">
            <text:p>16</text:p>
          </table:table-cell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4" table:style-name="ce7" office:value-type="float" office:value="11" calcext:value-type="float">
            <text:p>11</text:p>
          </table:table-cell>
          <table:table-cell table:number-columns-repeated="3"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number-columns-repeated="3"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2"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12" calcext:value-type="float">
            <text:p>1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14" calcext:value-type="float">
            <text:p>1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2" table:style-name="ce8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6" calcext:value-type="float">
            <text:p>1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2" table:style-name="ce8" office:value-type="float" office:value="14" calcext:value-type="float">
            <text:p>1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11" calcext:value-type="float">
            <text:p>1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3"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2" table:style-name="ce8" office:value-type="float" office:value="7" calcext:value-type="float">
            <text:p>7</text:p>
          </table:table-cell>
        </table:table-row>
        <table:table-row table:style-name="ro1" table:number-rows-repeated="8">
          <table:table-cell table:number-columns-repeated="811"/>
        </table:table-row>
        <table:table-row table:style-name="ro1">
          <table:table-cell table:number-columns-repeated="811"/>
        </table:table-row>
        <table:table-row table:style-name="ro1">
          <table:table-cell table:number-columns-repeated="44"/>
          <table:table-cell table:formula="of:=AVERAGE([.A1:.AEE1] )" office:value-type="float" office:value="9.96670776818742" calcext:value-type="float">
            <text:p>9,96670776818742</text:p>
          </table:table-cell>
          <table:table-cell table:number-columns-repeated="766"/>
        </table:table-row>
        <table:table-row table:style-name="ro1">
          <table:table-cell table:number-columns-repeated="44"/>
          <table:table-cell table:formula="of:=AVERAGE([.A2:.AEE2] )" office:value-type="float" office:value="9.96670776818742" calcext:value-type="float">
            <text:p>9,96670776818742</text:p>
          </table:table-cell>
          <table:table-cell table:number-columns-repeated="766"/>
        </table:table-row>
        <table:table-row table:style-name="ro1">
          <table:table-cell table:number-columns-repeated="44"/>
          <table:table-cell table:formula="of:=AVERAGE([.A3:.AEE3] )" office:value-type="float" office:value="9.96670776818742" calcext:value-type="float">
            <text:p>9,96670776818742</text:p>
          </table:table-cell>
          <table:table-cell table:number-columns-repeated="766"/>
        </table:table-row>
        <table:table-row table:style-name="ro1">
          <table:table-cell table:number-columns-repeated="44"/>
          <table:table-cell table:formula="of:=AVERAGE([.A4:.AEE4] )" office:value-type="float" office:value="9.96670776818742" calcext:value-type="float">
            <text:p>9,96670776818742</text:p>
          </table:table-cell>
          <table:table-cell table:number-columns-repeated="766"/>
        </table:table-row>
        <table:table-row table:style-name="ro1">
          <table:table-cell table:number-columns-repeated="44"/>
          <table:table-cell table:formula="of:=AVERAGE([.A5:.AEE5] )" office:value-type="float" office:value="9.96670776818742" calcext:value-type="float">
            <text:p>9,96670776818742</text:p>
          </table:table-cell>
          <table:table-cell table:number-columns-repeated="766"/>
        </table:table-row>
        <table:table-row table:style-name="ro1">
          <table:table-cell table:number-columns-repeated="44"/>
          <table:table-cell table:formula="of:=AVERAGE([.A6:.AEE6] )" office:value-type="float" office:value="9.96670776818742" calcext:value-type="float">
            <text:p>9,96670776818742</text:p>
          </table:table-cell>
          <table:table-cell table:number-columns-repeated="766"/>
        </table:table-row>
        <table:table-row table:style-name="ro1">
          <table:table-cell table:number-columns-repeated="44"/>
          <table:table-cell table:formula="of:=AVERAGE([.A7:.AEE7] )" office:value-type="float" office:value="9.96670776818742" calcext:value-type="float">
            <text:p>9,96670776818742</text:p>
          </table:table-cell>
          <table:table-cell table:number-columns-repeated="766"/>
        </table:table-row>
        <table:table-row table:style-name="ro1">
          <table:table-cell table:number-columns-repeated="44"/>
          <table:table-cell table:formula="of:=AVERAGE([.A8:.AEE8] )" office:value-type="float" office:value="9.96670776818742" calcext:value-type="float">
            <text:p>9,96670776818742</text:p>
          </table:table-cell>
          <table:table-cell table:number-columns-repeated="7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.00.0000</text:date>, <text:time style:data-style-name="N2" text:time-value="17:02:30.71282351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1T17:28:13.344868343</dc:date>
    <meta:editing-duration>PT3H41M51S</meta:editing-duration>
    <meta:editing-cycles>5</meta:editing-cycles>
    <meta:generator>LibreOffice/6.0.7.3$Linux_X86_64 LibreOffice_project/00m0$Build-3</meta:generator>
    <meta:document-statistic meta:table-count="1" meta:cell-count="649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685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ff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396cm" svg:height="9.002cm" xlink:href=".." xlink:type="simple" chart:class="chart:area" chart:style-name="ch1">
        <chart:title svg:x="13.043cm" svg:y="0.316cm" chart:style-name="ch2">
          <text:p>Constant 1</text:p>
        </chart:title>
        <chart:legend chart:legend-position="end" svg:x="26.239cm" svg:y="4.202cm" style:legend-expansion="high" chart:style-name="ch3"/>
        <chart:plot-area chart:style-name="ch4" table:cell-range-address="HFs_charts.A1:HFs_charts.AEE1" svg:x="1.578cm" svg:y="1.275cm" svg:width="24.094cm" svg:height="6.566cm">
          <chartooo:coordinate-region svg:x="2.57cm" svg:y="1.396cm" svg:width="23.102cm" svg:height="5.443cm"/>
          <chart:axis chart:dimension="x" chart:name="primary-x" chart:style-name="ch5">
            <chart:title svg:x="12.748cm" svg:y="8.021cm" chart:style-name="ch6">
              <text:p>Hash value</text:p>
            </chart:title>
          </chart:axis>
          <chart:axis chart:dimension="y" chart:name="primary-y" chart:style-name="ch5">
            <chart:title svg:x="0.451cm" svg:y="5.197cm" chart:style-name="ch7">
              <text:p>List size</text:p>
            </chart:title>
            <chart:grid chart:style-name="ch8" chart:class="major"/>
          </chart:axis>
          <chart:series chart:style-name="ch9" chart:values-cell-range-address="HFs_charts.A1:HFs_charts.AEE1" chart:class="chart:area">
            <chart:data-point chart:repeated="8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Fs_charts.A1:HFs_charts.AEE1</svg:desc>
                </draw:g>
              </table:table-cell>
              <table:table-cell office:value-type="float" office:value="8083">
                <text:p>8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dc578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ff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272cm" svg:height="9.003cm" xlink:href=".." xlink:type="simple" chart:class="chart:area" chart:style-name="ch1">
        <chart:title svg:x="12.809cm" svg:y="0.316cm" chart:style-name="ch2">
          <text:p>String length</text:p>
        </chart:title>
        <chart:legend chart:legend-position="end" svg:x="26.115cm" svg:y="4.202cm" style:legend-expansion="high" chart:style-name="ch3"/>
        <chart:plot-area chart:style-name="ch4" table:cell-range-address="HFs_charts.A2:HFs_charts.AEE2" svg:x="1.576cm" svg:y="1.275cm" svg:width="23.974cm" svg:height="6.567cm">
          <chartooo:coordinate-region svg:x="2.568cm" svg:y="1.396cm" svg:width="22.982cm" svg:height="5.444cm"/>
          <chart:axis chart:dimension="x" chart:name="primary-x" chart:style-name="ch5">
            <chart:title svg:x="12.686cm" svg:y="8.022cm" chart:style-name="ch6">
              <text:p>Hash value</text:p>
            </chart:title>
          </chart:axis>
          <chart:axis chart:dimension="y" chart:name="primary-y" chart:style-name="ch5">
            <chart:title svg:x="0.451cm" svg:y="5.197cm" chart:style-name="ch7">
              <text:p>List size</text:p>
            </chart:title>
            <chart:grid chart:style-name="ch8" chart:class="major"/>
          </chart:axis>
          <chart:series chart:style-name="ch9" chart:values-cell-range-address="HFs_charts.A2:HFs_charts.AEE2" chart:class="chart:area">
            <chart:data-point chart:repeated="8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Fs_charts.A2:HFs_charts.AEE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8">
                <text:p>38</text:p>
              </table:table-cell>
              <table:table-cell office:value-type="float" office:value="362">
                <text:p>362</text:p>
              </table:table-cell>
              <table:table-cell office:value-type="float" office:value="1098">
                <text:p>1098</text:p>
              </table:table-cell>
              <table:table-cell office:value-type="float" office:value="1298">
                <text:p>1298</text:p>
              </table:table-cell>
              <table:table-cell office:value-type="float" office:value="1434">
                <text:p>1434</text:p>
              </table:table-cell>
              <table:table-cell office:value-type="float" office:value="1262">
                <text:p>1262</text:p>
              </table:table-cell>
              <table:table-cell office:value-type="float" office:value="953">
                <text:p>953</text:p>
              </table:table-cell>
              <table:table-cell office:value-type="float" office:value="704">
                <text:p>704</text:p>
              </table:table-cell>
              <table:table-cell office:value-type="float" office:value="460">
                <text:p>460</text:p>
              </table:table-cell>
              <table:table-cell office:value-type="float" office:value="261">
                <text:p>261</text:p>
              </table:table-cell>
              <table:table-cell office:value-type="float" office:value="122">
                <text:p>122</text:p>
              </table:table-cell>
              <table:table-cell office:value-type="float" office:value="62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9a87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ff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085cm" svg:height="9.003cm" xlink:href=".." xlink:type="simple" chart:class="chart:area" chart:style-name="ch1">
        <chart:title svg:x="12.702cm" svg:y="0.316cm" chart:style-name="ch2">
          <text:p>ASCII summ</text:p>
        </chart:title>
        <chart:legend chart:legend-position="end" svg:x="25.928cm" svg:y="4.202cm" style:legend-expansion="high" chart:style-name="ch3"/>
        <chart:plot-area chart:style-name="ch4" table:cell-range-address="HFs_charts.A3:HFs_charts.AEE3" svg:x="1.572cm" svg:y="1.275cm" svg:width="23.795cm" svg:height="6.567cm">
          <chartooo:coordinate-region svg:x="2.193cm" svg:y="1.396cm" svg:width="23.174cm" svg:height="5.444cm"/>
          <chart:axis chart:dimension="x" chart:name="primary-x" chart:style-name="ch5">
            <chart:title svg:x="12.592cm" svg:y="8.022cm" chart:style-name="ch6">
              <text:p>Hash value</text:p>
            </chart:title>
          </chart:axis>
          <chart:axis chart:dimension="y" chart:name="primary-y" chart:style-name="ch5">
            <chart:title svg:x="0.451cm" svg:y="5.197cm" chart:style-name="ch7">
              <text:p>List size</text:p>
            </chart:title>
            <chart:grid chart:style-name="ch8" chart:class="major"/>
          </chart:axis>
          <chart:series chart:style-name="ch9" chart:values-cell-range-address="HFs_charts.A3:HFs_charts.AEE3" chart:class="chart:area">
            <chart:data-point chart:repeated="8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</table:table-row>
          </table:table-header-rows>
          <table:table-rows>
            <table:table-row>
              <table:table-cell office:value-type="string">
                <text:p>Строка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Fs_charts.A3:HFs_charts.AEE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43">
                <text:p>43</text:p>
              </table:table-cell>
              <table:table-cell office:value-type="float" office:value="31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41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49">
                <text:p>49</text:p>
              </table:table-cell>
              <table:table-cell office:value-type="float" office:value="27">
                <text:p>27</text:p>
              </table:table-cell>
              <table:table-cell office:value-type="float" office:value="47">
                <text:p>4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1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68e76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ff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265cm" svg:height="9cm" xlink:href=".." xlink:type="simple" chart:class="chart:area" chart:style-name="ch1">
        <chart:title svg:x="11.059cm" svg:y="0.316cm" chart:style-name="ch2">
          <text:p>ASCII summ divided by length</text:p>
        </chart:title>
        <chart:legend chart:legend-position="end" svg:x="26.108cm" svg:y="4.201cm" style:legend-expansion="high" chart:style-name="ch3"/>
        <chart:plot-area chart:style-name="ch4" table:cell-range-address="HFs_charts.A4:HFs_charts.AEE4" svg:x="1.576cm" svg:y="1.275cm" svg:width="23.967cm" svg:height="6.564cm">
          <chartooo:coordinate-region svg:x="2.568cm" svg:y="1.396cm" svg:width="22.975cm" svg:height="5.441cm"/>
          <chart:axis chart:dimension="x" chart:name="primary-x" chart:style-name="ch5">
            <chart:title svg:x="12.682cm" svg:y="8.019cm" chart:style-name="ch6">
              <text:p>Hash value</text:p>
            </chart:title>
          </chart:axis>
          <chart:axis chart:dimension="y" chart:name="primary-y" chart:style-name="ch5">
            <chart:title svg:x="0.451cm" svg:y="5.236cm" chart:style-name="ch7">
              <text:p>List  size</text:p>
            </chart:title>
            <chart:grid chart:style-name="ch8" chart:class="major"/>
          </chart:axis>
          <chart:series chart:style-name="ch9" chart:values-cell-range-address="HFs_charts.A4:HFs_charts.AEE4" chart:class="chart:area">
            <chart:data-point chart:repeated="8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</table:table-row>
          </table:table-header-rows>
          <table:table-rows>
            <table:table-row>
              <table:table-cell office:value-type="string">
                <text:p>Строка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Fs_charts.A4:HFs_charts.AEE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66">
                <text:p>66</text:p>
              </table:table-cell>
              <table:table-cell office:value-type="float" office:value="219">
                <text:p>219</text:p>
              </table:table-cell>
              <table:table-cell office:value-type="float" office:value="337">
                <text:p>337</text:p>
              </table:table-cell>
              <table:table-cell office:value-type="float" office:value="564">
                <text:p>564</text:p>
              </table:table-cell>
              <table:table-cell office:value-type="float" office:value="797">
                <text:p>797</text:p>
              </table:table-cell>
              <table:table-cell office:value-type="float" office:value="1105">
                <text:p>1105</text:p>
              </table:table-cell>
              <table:table-cell office:value-type="float" office:value="1186">
                <text:p>1186</text:p>
              </table:table-cell>
              <table:table-cell office:value-type="float" office:value="1114">
                <text:p>1114</text:p>
              </table:table-cell>
              <table:table-cell office:value-type="float" office:value="1013">
                <text:p>1013</text:p>
              </table:table-cell>
              <table:table-cell office:value-type="float" office:value="665">
                <text:p>665</text:p>
              </table:table-cell>
              <table:table-cell office:value-type="float" office:value="480">
                <text:p>480</text:p>
              </table:table-cell>
              <table:table-cell office:value-type="float" office:value="234">
                <text:p>234</text:p>
              </table:table-cell>
              <table:table-cell office:value-type="float" office:value="121">
                <text:p>121</text:p>
              </table:table-cell>
              <table:table-cell office:value-type="float" office:value="58">
                <text:p>58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c7a0cb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ff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959cm" svg:height="9.003cm" xlink:href=".." xlink:type="simple" chart:class="chart:area" chart:style-name="ch1">
        <chart:title svg:x="12.718cm" svg:y="0.316cm" chart:style-name="ch2">
          <text:p>Cycle move</text:p>
        </chart:title>
        <chart:legend chart:legend-position="end" svg:x="25.802cm" svg:y="4.202cm" style:legend-expansion="high" chart:style-name="ch3"/>
        <chart:plot-area chart:style-name="ch4" table:cell-range-address="HFs_charts.A5:HFs_charts.AEE5" svg:x="1.57cm" svg:y="1.275cm" svg:width="23.673cm" svg:height="6.567cm">
          <chartooo:coordinate-region svg:x="2.191cm" svg:y="1.396cm" svg:width="23.052cm" svg:height="5.444cm"/>
          <chart:axis chart:dimension="x" chart:name="primary-x" chart:style-name="ch5">
            <chart:title svg:x="12.529cm" svg:y="8.022cm" chart:style-name="ch6">
              <text:p>Hash value</text:p>
            </chart:title>
          </chart:axis>
          <chart:axis chart:dimension="y" chart:name="primary-y" chart:style-name="ch5">
            <chart:title svg:x="0.451cm" svg:y="5.197cm" chart:style-name="ch7">
              <text:p>List size</text:p>
            </chart:title>
            <chart:grid chart:style-name="ch8" chart:class="major"/>
          </chart:axis>
          <chart:series chart:style-name="ch9" chart:values-cell-range-address="HFs_charts.A5:HFs_charts.AEE5" chart:class="chart:area">
            <chart:data-point chart:repeated="8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</table:table-row>
          </table:table-header-rows>
          <table:table-rows>
            <table:table-row>
              <table:table-cell office:value-type="string">
                <text:p>Строка 5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HFs_charts.A5:HFs_charts.AEE5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7da7d8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ff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179cm" svg:height="9.002cm" xlink:href=".." xlink:type="simple" chart:class="chart:area" chart:style-name="ch1">
        <chart:title svg:x="12.736cm" svg:y="0.316cm" chart:style-name="ch2">
          <text:p>Jerkins hash</text:p>
        </chart:title>
        <chart:legend chart:legend-position="end" svg:x="26.022cm" svg:y="4.202cm" style:legend-expansion="high" chart:style-name="ch3"/>
        <chart:plot-area chart:style-name="ch4" table:cell-range-address="HFs_charts.A6:HFs_charts.AEE6" svg:x="1.574cm" svg:y="1.275cm" svg:width="23.885cm" svg:height="6.566cm">
          <chartooo:coordinate-region svg:x="2.195cm" svg:y="1.396cm" svg:width="23.264cm" svg:height="5.443cm"/>
          <chart:axis chart:dimension="x" chart:name="primary-x" chart:style-name="ch5">
            <chart:title svg:x="12.639cm" svg:y="8.021cm" chart:style-name="ch6">
              <text:p>Hash value</text:p>
            </chart:title>
          </chart:axis>
          <chart:axis chart:dimension="y" chart:name="primary-y" chart:style-name="ch5">
            <chart:title svg:x="0.451cm" svg:y="5.197cm" chart:style-name="ch7">
              <text:p>List size</text:p>
            </chart:title>
            <chart:grid chart:style-name="ch8" chart:class="major"/>
          </chart:axis>
          <chart:series chart:style-name="ch9" chart:values-cell-range-address="HFs_charts.A6:HFs_charts.AEE6" chart:class="chart:area">
            <chart:data-point chart:repeated="8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</table:table-row>
          </table:table-header-rows>
          <table:table-rows>
            <table:table-row>
              <table:table-cell office:value-type="string">
                <text:p>Строка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HFs_charts.A6:HFs_charts.AEE6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87d1d1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ff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023cm" svg:height="9.002cm" xlink:href=".." xlink:type="simple" chart:class="chart:area" chart:style-name="ch1">
        <chart:title svg:x="13.491cm" svg:y="0.316cm" chart:style-name="ch2">
          <text:p>FNV</text:p>
        </chart:title>
        <chart:legend chart:legend-position="end" svg:x="25.866cm" svg:y="4.202cm" style:legend-expansion="high" chart:style-name="ch3"/>
        <chart:plot-area chart:style-name="ch4" table:cell-range-address="HFs_charts.A7:HFs_charts.AEE7" svg:x="1.571cm" svg:y="1.275cm" svg:width="23.735cm" svg:height="6.566cm">
          <chartooo:coordinate-region svg:x="2.192cm" svg:y="1.396cm" svg:width="23.114cm" svg:height="5.443cm"/>
          <chart:axis chart:dimension="x" chart:name="primary-x" chart:style-name="ch5">
            <chart:title svg:x="12.561cm" svg:y="8.021cm" chart:style-name="ch6">
              <text:p>Hash value</text:p>
            </chart:title>
          </chart:axis>
          <chart:axis chart:dimension="y" chart:name="primary-y" chart:style-name="ch5">
            <chart:title svg:x="0.451cm" svg:y="5.197cm" chart:style-name="ch7">
              <text:p>List size</text:p>
            </chart:title>
            <chart:grid chart:style-name="ch8" chart:class="major"/>
          </chart:axis>
          <chart:series chart:style-name="ch9" chart:values-cell-range-address="HFs_charts.A7:HFs_charts.AEE7" chart:class="chart:area">
            <chart:data-point chart:repeated="8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</table:table-row>
          </table:table-header-rows>
          <table:table-rows>
            <table:table-row>
              <table:table-cell office:value-type="string">
                <text:p>Строка 7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HFs_charts.A7:HFs_charts.AEE7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c2e0a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ff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179cm" svg:height="9.002cm" xlink:href=".." xlink:type="simple" chart:class="chart:area" chart:style-name="ch1">
        <chart:title svg:x="12.723cm" svg:y="0.316cm" chart:style-name="ch2">
          <text:p>MurMurHash</text:p>
        </chart:title>
        <chart:legend chart:legend-position="end" svg:x="26.022cm" svg:y="4.202cm" style:legend-expansion="high" chart:style-name="ch3"/>
        <chart:plot-area chart:style-name="ch4" table:cell-range-address="HFs_charts.A8:HFs_charts.AEE8" svg:x="1.51cm" svg:y="1.197cm" svg:width="23.884cm" svg:height="6.565cm">
          <chartooo:coordinate-region svg:x="2.131cm" svg:y="1.396cm" svg:width="23.263cm" svg:height="5.442cm"/>
          <chart:axis chart:dimension="x" chart:name="primary-x" chart:style-name="ch5">
            <chart:title svg:x="12.575cm" svg:y="7.942cm" chart:style-name="ch6">
              <text:p>Hash value</text:p>
            </chart:title>
          </chart:axis>
          <chart:axis chart:dimension="y" chart:name="primary-y" chart:style-name="ch5">
            <chart:title svg:x="0.387cm" svg:y="5.118cm" chart:style-name="ch7">
              <text:p>List size</text:p>
            </chart:title>
            <chart:grid chart:style-name="ch8" chart:class="major"/>
          </chart:axis>
          <chart:series chart:style-name="ch9" chart:values-cell-range-address="HFs_charts.A8:HFs_charts.AEE8" chart:class="chart:area">
            <chart:data-point chart:repeated="8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</table:table-row>
          </table:table-header-rows>
          <table:table-rows>
            <table:table-row>
              <table:table-cell office:value-type="string">
                <text:p>Строка 8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HFs_charts.A8:HFs_charts.AEE8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